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3.467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3333"/>
    </style:style>
    <style:style style:name="T3" style:family="text">
      <style:text-properties fo:color="#00cc00"/>
    </style:style>
    <style:style style:name="T4" style:family="text">
      <style:text-properties fo:color="#0000ff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Laboratorinis darbas nr. 3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>Stegonografiniais paveiksliukais paremta prisijungimo sistema</text:p>
          </draw:text-box>
        </draw:frame>
        <draw:frame draw:style-name="gr1" draw:text-style-name="P2" draw:layer="layout" svg:width="25cm" svg:height="0.962cm" svg:x="1.6cm" svg:y="17.8cm">
          <draw:text-box>
            <text:p>Paulius Šukys, IFC-1, 2015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Veikimo principa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Tekstas yra verčiamas į binarinį kodą</text:p>
              </text:list-item>
            </text:list>
            <text:p/>
            <text:p xml:id="id1" text:id="id1" text:style-name="P3"><text:span text:style-name="T1">ABC</text:span></text:p>
            <text:p xml:id="id2" text:id="id2" text:style-name="P3"><text:span text:style-name="T1">A</text:span><text:span text:style-name="T1"><text:tab/></text:span><text:span text:style-name="T1"><text:tab/></text:span><text:span text:style-name="T1"><text:tab/></text:span><text:span text:style-name="T1">B</text:span><text:span text:style-name="T1"><text:tab/></text:span><text:span text:style-name="T1"> <text:s text:c="4"/></text:span><text:span text:style-name="T1"><text:tab/></text:span><text:span text:style-name="T1">C</text:span></text:p>
            <text:p xml:id="id3" text:id="id3" text:style-name="P3"><text:span text:style-name="T1">01000001 01000010 0100001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fade-in">
                  <anim:set smil:begin="0s" smil:dur="0.0025s" smil:fill="hold" smil:targetElement="id3" anim:sub-item="text" smil:attributeName="visibility" smil:to="visible"/>
                  <anim:transitionFilter smil:dur="5s" smil:targetElement="id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Veikimo principas<text:tab/>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 xml:id="id4" text:id="id4">Paveikslėliai skaidomi į pavienius iš eilės einančius pikselius</text:p>
              </text:list-item>
              <text:list-item>
                <text:p xml:id="id5" text:id="id5">Kiekvienas pikselis sudarytas iš <text:span text:style-name="T2">R</text:span><text:span text:style-name="T3">G</text:span><text:span text:style-name="T4">B</text:span> </text:p>
              </text:list-item>
              <text:list-item>
                <text:p xml:id="id6" text:id="id6">Kiekvienai spalvai skiriama po baitą (8bitai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Veikimo principas<text:tab/>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 xml:id="id7" text:id="id7">Pasirenkama tam tikra sritis</text:p>
              </text:list-item>
              <text:list-item>
                <text:p>Prie kiekvieno pikselio tam tikros srities pridedama po vieną teksto bitą.</text:p>
              </text:list-item>
              <text:list-item>
                <text:p>Rezultatas – sunkiai pastebimi pokyčiai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Demo</text:p>
          </draw:text-box>
        </draw:frame>
        <draw:frame presentation:style-name="pr5" draw:text-style-name="P3" draw:layer="layout" svg:width="25.2cm" svg:height="12.179cm" svg:x="1.4cm" svg:y="5cm" presentation:class="outline" presentation:user-transformed="true">
          <draw:text-box>
            <text:p text:style-name="P3"/>
            <text:p text:style-name="P3"/>
            <text:p text:style-name="P3"/>
            <text:p text:style-name="P3">Pabandykime <text:span text:style-name="T5">nulaužti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Apribojimai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 xml:id="id8" text:id="id8">Lėtas</text:p>
              </text:list-item>
              <text:list-item>
                <text:p xml:id="id9" text:id="id9">Labai sunkus</text:p>
                <text:list>
                  <text:list-item>
                    <text:p>Jei skirta tik prisijungimui (nedažnas) - nebrangu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Privalumai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 xml:id="id10" text:id="id10">Originalus</text:p>
              </text:list-item>
              <text:list-item>
                <text:p xml:id="id11" text:id="id11"><text:span text:style-name="T5">Linksmas</text:span></text:p>
              </text:list-item>
              <text:list-item>
                <text:p><text:span text:style-name="T6">Sudėtingas nulaužti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Pabaiga</text:p>
          </draw:text-box>
        </draw:frame>
        <draw:frame presentation:style-name="pr5" draw:layer="layout" svg:width="25.2cm" svg:height="12.179cm" svg:x="1.4cm" svg:y="5cm" presentation:class="outline">
          <draw:text-box>
            <text:p text:style-name="P3"/>
            <text:p text:style-name="P3"/>
            <text:p text:style-name="P3"/>
            <text:p text:style-name="P3">Ačiū už dėmesį</text:p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ulius Šukys</meta:initial-creator>
    <meta:creation-date>2015-04-19T19:26:23.884718105</meta:creation-date>
    <dc:date>2015-04-29T19:13:41.476777873</dc:date>
    <dc:creator>Paulius Šukys</dc:creator>
    <meta:editing-duration>PT27M45S</meta:editing-duration>
    <meta:editing-cycles>5</meta:editing-cycles>
    <meta:generator>LibreOffice/4.4.2.2$Linux_X86_64 LibreOffice_project/40m0$Build-2</meta:generator>
    <meta:document-statistic meta:object-count="66"/>
  </office:meta>
</office:document-meta>
</file>